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9.287cm"/>
    </style:style>
    <style:style style:name="Tabla3.B" style:family="table-column">
      <style:table-column-properties style:column-width="1.111cm"/>
    </style:style>
    <style:style style:name="Tabla3.C" style:family="table-column">
      <style:table-column-properties style:column-width="3.81cm"/>
    </style:style>
    <style:style style:name="Tabla3.D" style:family="table-column">
      <style:table-column-properties style:column-width="2.805cm"/>
    </style:style>
    <style:style style:name="Tabla3.1" style:family="table-row">
      <style:table-row-properties style:min-row-height="1.40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padding="0.097cm" fo:border="0.05pt solid #000000"/>
    </style:style>
    <style:style style:name="Tabla3.C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0.397cm"/>
    </style:style>
    <style:style style:name="Tabla1.E" style:family="table-column">
      <style:table-column-properties style:column-width="1.72cm"/>
    </style:style>
    <style:style style:name="Tabla1.F" style:family="table-column">
      <style:table-column-properties style:column-width="2.196cm"/>
    </style:style>
    <style:style style:name="Tabla1.G" style:family="table-column">
      <style:table-column-properties style:column-width="4.604cm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1.533cm"/>
    </style:style>
    <style:style style:name="Tabla2.D" style:family="table-column">
      <style:table-column-properties style:column-width="3.02cm"/>
    </style:style>
    <style:style style:name="Tabla2.E" style:family="table-column">
      <style:table-column-properties style:column-width="2.408cm"/>
    </style:style>
    <style:style style:name="Tabla2.F" style:family="table-column">
      <style:table-column-properties style:column-width="1.508cm"/>
    </style:style>
    <style:style style:name="Tabla2.G" style:family="table-column">
      <style:table-column-properties style:column-width="1.588cm"/>
    </style:style>
    <style:style style:name="Tabla2.H" style:family="table-column">
      <style:table-column-properties style:column-width="2.117cm"/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H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5" style:family="table-row">
      <style:table-row-properties style:min-row-height="1.439cm"/>
    </style:style>
    <style:style style:name="Tabla2.B5" style:family="table-cell">
      <style:table-cell-properties fo:padding="0.097cm" fo:border="0.05pt solid #000000"/>
    </style:style>
    <style:style style:name="Tabla2.6" style:family="table-row">
      <style:table-row-properties style:min-row-height="1.508cm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7" style:family="table-row">
      <style:table-row-properties style:min-row-height="1.402cm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8" style:family="table-row">
      <style:table-row-properties style:min-row-height="0.436cm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min-row-height="7.497cm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Loma" fo:font-size="11pt" fo:font-weight="bold" officeooo:rsid="00124e3b" officeooo:paragraph-rsid="00124e3b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oma" fo:font-size="11pt" fo:font-weight="bold" officeooo:rsid="00215ef5" officeooo:paragraph-rsid="00215ef5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0.4cm" fo:text-align="center" style:justify-single-word="false"/>
      <style:text-properties style:font-name="Loma" fo:font-size="11pt" fo:font-weight="bold" officeooo:rsid="00215ef5" officeooo:paragraph-rsid="00215ef5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oma" fo:font-size="11pt" fo:font-weight="bold" officeooo:rsid="001b9807" officeooo:paragraph-rsid="0023e817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oma" fo:font-size="11pt" fo:font-weight="bold" officeooo:rsid="0022deac" officeooo:paragraph-rsid="0022deac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389b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202ce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32f02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57fe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oma" fo:font-size="10pt" fo:font-weight="bold" officeooo:rsid="00124e3b" officeooo:paragraph-rsid="001389b5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oma" fo:font-size="10pt" fo:font-weight="bold" officeooo:rsid="00124e3b" officeooo:paragraph-rsid="00132f02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Loma" fo:font-size="10pt" fo:font-weight="bold" officeooo:rsid="00202ce9" officeooo:paragraph-rsid="00202ce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Loma" fo:font-size="10pt" fo:font-weight="bold" officeooo:rsid="00132f02" officeooo:paragraph-rsid="00132f02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oma" fo:font-size="10pt" fo:font-weight="bold" officeooo:rsid="00132f02" officeooo:paragraph-rsid="00157fe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Loma" fo:font-size="10pt" fo:font-weight="bold" officeooo:rsid="0029269c" officeooo:paragraph-rsid="0029269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0.6cm" fo:text-align="center" style:justify-single-word="false"/>
      <style:text-properties style:font-name="Loma" fo:font-size="10pt" fo:font-weight="bold" officeooo:rsid="0029269c" officeooo:paragraph-rsid="0029269c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Loma" fo:font-size="15pt" fo:font-weight="bold" officeooo:rsid="00215ef5" officeooo:paragraph-rsid="00215ef5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Loma" fo:font-size="15pt" fo:font-weight="bold" officeooo:rsid="00215ef5" officeooo:paragraph-rsid="00215ef5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oma" fo:font-size="18pt" fo:font-weight="bold" officeooo:rsid="00215ef5" officeooo:paragraph-rsid="00215ef5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0.6cm" fo:text-align="center" style:justify-single-word="false">
        <style:tab-stops>
          <style:tab-stop style:position="2.91cm"/>
        </style:tab-stops>
      </style:paragraph-properties>
      <style:text-properties style:font-name="Loma" fo:font-size="19pt" fo:font-weight="bold" officeooo:rsid="00215ef5" officeooo:paragraph-rsid="00215ef5" style:font-size-asian="19pt" style:font-weight-asian="bold" style:font-size-complex="19pt" style:font-weight-complex="bold"/>
    </style:style>
    <style:style style:name="P23" style:family="paragraph" style:parent-style-name="Standard">
      <style:paragraph-properties fo:line-height="0.499cm" fo:text-align="center" style:justify-single-word="false"/>
      <style:text-properties style:font-name="Loma" fo:font-size="9pt" fo:font-weight="normal" officeooo:rsid="0023e817" officeooo:paragraph-rsid="0023e817" style:font-size-asian="7.84999990463257pt" style:font-weight-asian="normal" style:font-size-complex="9pt" style:font-weight-complex="normal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paragraph-properties fo:text-align="end" style:justify-single-word="false"/>
      <style:text-properties fo:font-size="10pt" officeooo:rsid="00157fec" officeooo:paragraph-rsid="00157fec" style:font-size-asian="10pt" style:font-size-complex="10pt"/>
    </style:style>
    <style:style style:name="P26" style:family="paragraph" style:parent-style-name="Standard">
      <style:text-properties style:font-name="Liberation Serif" fo:font-size="9.5pt" officeooo:paragraph-rsid="0023e817" style:font-size-asian="9.5pt" style:font-size-complex="9.5pt"/>
    </style:style>
    <style:style style:name="P27" style:family="paragraph" style:parent-style-name="Standard">
      <style:text-properties fo:font-size="9.5pt" officeooo:paragraph-rsid="0023e817" style:font-size-asian="9.5pt" style:font-size-complex="9.5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line-height="0.6cm" fo:text-align="center" style:justify-single-word="false" fo:background-color="transparent">
        <style:background-image/>
      </style:paragraph-properties>
      <style:text-properties style:font-name="Loma" fo:font-size="11pt" fo:font-weight="bold" officeooo:rsid="00215ef5" officeooo:paragraph-rsid="00215ef5" style:font-size-asian="11pt" style:font-weight-asian="bold" style:font-size-complex="11pt" style:font-weight-complex="bold"/>
    </style:style>
    <style:style style:name="P30" style:family="paragraph" style:parent-style-name="Standard" style:master-page-name="Standard">
      <style:paragraph-properties style:page-number="auto"/>
      <style:text-properties fo:font-size="9.5pt" officeooo:paragraph-rsid="0023e817" style:font-size-asian="9.5pt" style:font-size-complex="9.5pt"/>
    </style:style>
    <style:style style:name="P31" style:family="paragraph" style:parent-style-name="Standard">
      <style:paragraph-properties fo:text-align="end" style:justify-single-word="false"/>
      <style:text-properties style:font-name="Loma" fo:font-size="10pt" fo:font-weight="bold" officeooo:rsid="0029269c" officeooo:paragraph-rsid="00323aae" style:font-size-asian="10pt" style:font-weight-asian="bold" style:font-size-complex="10pt" style:font-weight-complex="bold"/>
    </style:style>
    <style:style style:name="T1" style:family="text">
      <style:text-properties officeooo:rsid="001389b5"/>
    </style:style>
    <style:style style:name="T2" style:family="text">
      <style:text-properties style:font-name="Loma" fo:font-weight="bold" style:font-weight-asian="bold" style:font-weight-complex="bold"/>
    </style:style>
    <style:style style:name="T3" style:family="text">
      <style:text-properties style:font-name="Loma" fo:font-weight="bold" officeooo:rsid="00132f02" style:font-weight-asian="bold" style:font-weight-complex="bold"/>
    </style:style>
    <style:style style:name="T4" style:family="text">
      <style:text-properties officeooo:rsid="001e73de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style:font-name="Liberation Serif"/>
    </style:style>
    <style:style style:name="T7" style:family="text">
      <style:text-properties officeooo:rsid="00278fb7"/>
    </style:style>
    <style:style style:name="T8" style:family="text">
      <style:text-properties fo:color="#000000" fo:font-size="9pt" style:text-underline-style="none" fo:font-weight="normal" style:font-size-asian="9pt" style:font-weight-asian="normal" style:font-size-complex="9pt" style:font-weight-complex="normal"/>
    </style:style>
    <style:style style:name="T9" style:family="text">
      <style:text-properties officeooo:rsid="002926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rows-spanned="2" office:value-type="string">
            <text:p text:style-name="P22">MY COMPUTER</text:p>
            <text:p text:style-name="P29">I n f o r m á t i c a</text:p>
            <text:p text:style-name="P18">Servicio Técnico y Ventas</text:p>
            <text:p text:style-name="P23">Ramón Carrillo 251<text:span text:style-name="T7">2</text:span> – San Martín – Bs. <text:span text:style-name="T9">A</text:span>s.</text:p>
            <text:p text:style-name="P3"><text:bookmark text:name=":8h.co"/><text:a xlink:type="simple" xlink:href="mailto:gonzaloblundipc@gmail.com" office:target-frame-name="_blank" xlink:show="new"><text:span text:style-name="T8">gonzaloblundipc@gmail.com</text:span></text:a></text:p>
          </table:table-cell>
          <table:table-cell table:style-name="Tabla3.B1" table:number-rows-spanned="2" office:value-type="string">
            <text:p text:style-name="P21">X</text:p>
          </table:table-cell>
          <table:table-cell table:style-name="Tabla3.C1" office:value-type="string">
            <text:p text:style-name="P20"><text:s/><text:span text:style-name="T5">Reparación Nº</text:span></text:p>
          </table:table-cell>
          <table:table-cell table:style-name="Tabla3.D1" office:value-type="string">
            <text:p text:style-name="P19"/>
          </table:table-cell>
        </table:table-row>
        <table:table-row>
          <table:covered-table-cell/>
          <table:covered-table-cell/>
          <table:table-cell table:style-name="Tabla3.C2" office:value-type="string">
            <text:p text:style-name="P5">Fecha</text:p>
          </table:table-cell>
          <table:table-cell table:style-name="Tabla3.D2" office:value-type="string">
            <text:p text:style-name="P2"/>
          </table:table-cell>
        </table:table-row>
      </table:table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6">Cliente</text:p>
          </table:table-cell>
          <table:table-cell table:style-name="Tabla1.B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DNI/CUIT</text:p>
          </table:table-cell>
          <table:table-cell table:style-name="Tabla1.B2" office:value-type="string">
            <text:p text:style-name="P24"/>
          </table:table-cell>
          <table:table-cell table:style-name="Tabla1.A2" table:number-columns-spanned="2" office:value-type="string">
            <text:p text:style-name="P31">Email</text:p>
          </table:table-cell>
          <table:covered-table-cell/>
          <table:table-cell table:style-name="Tabla1.E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Domicilio</text:p>
          </table:table-cell>
          <table:table-cell table:style-name="Tabla1.B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Localidad</text:p>
          </table:table-cell>
          <table:table-cell table:style-name="Tabla1.B4" office:value-type="string">
            <text:p text:style-name="P11"/>
          </table:table-cell>
          <table:table-cell table:style-name="Tabla1.A2" office:value-type="string">
            <text:p text:style-name="P7">CP</text:p>
          </table:table-cell>
          <table:table-cell table:style-name="Tabla1.D4" table:number-columns-spanned="2" office:value-type="string">
            <text:p text:style-name="P11"/>
          </table:table-cell>
          <table:covered-table-cell/>
          <table:table-cell table:style-name="Tabla1.A2" office:value-type="string">
            <text:p text:style-name="P7"><text:span text:style-name="T1">Pr</text:span>ovincia</text:p>
          </table:table-cell>
          <table:table-cell table:style-name="Tabla1.G4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6">Tel<text:span text:style-name="T4">éfono</text:span></text:p>
          </table:table-cell>
          <table:table-cell table:style-name="Tabla1.B5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6">Marca</text:p>
          </table:table-cell>
          <table:table-cell table:style-name="Tabla2.B1" table:number-columns-spanned="3" office:value-type="string">
            <text:p text:style-name="P11"/>
          </table:table-cell>
          <table:covered-table-cell/>
          <table:covered-table-cell/>
          <table:table-cell table:style-name="Tabla2.A1" office:value-type="string">
            <text:p text:style-name="P7">Modelo</text:p>
          </table:table-cell>
          <table:table-cell table:style-name="Tabla2.F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>Serie</text:p>
          </table:table-cell>
          <table:table-cell table:style-name="Tabla2.B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">Joystick</text:p>
          </table:table-cell>
          <table:table-cell table:style-name="Tabla2.B3" office:value-type="string">
            <text:p text:style-name="P11"/>
          </table:table-cell>
          <table:table-cell table:style-name="Tabla2.A2" office:value-type="string">
            <text:p text:style-name="P8">Batería</text:p>
          </table:table-cell>
          <table:table-cell table:style-name="Tabla2.D3" office:value-type="string">
            <text:p text:style-name="P6"/>
          </table:table-cell>
          <table:table-cell table:style-name="Tabla2.A2" office:value-type="string">
            <text:p text:style-name="P14">Cargador</text:p>
          </table:table-cell>
          <table:table-cell table:style-name="Tabla2.D3" office:value-type="string">
            <text:p text:style-name="P7"/>
          </table:table-cell>
          <table:table-cell table:style-name="Tabla2.A2" office:value-type="string">
            <text:p text:style-name="P8">Cables</text:p>
          </table:table-cell>
          <table:table-cell table:style-name="Tabla2.H3" office:value-type="string">
            <text:p text:style-name="P11"/>
          </table:table-cell>
        </table:table-row>
        <table:table-row>
          <table:table-cell table:style-name="Tabla2.A4" office:value-type="string">
            <text:p text:style-name="P15">Fecha ingreso</text:p>
          </table:table-cell>
          <table:table-cell table:style-name="Tabla2.B4" table:number-columns-spanned="2" office:value-type="string">
            <text:p text:style-name="P24"/>
          </table:table-cell>
          <table:covered-table-cell/>
          <table:table-cell table:style-name="Tabla2.A2" office:value-type="string">
            <text:p text:style-name="P16">F. estimada entrega</text:p>
          </table:table-cell>
          <table:table-cell table:style-name="Tabla2.E4" office:value-type="string">
            <text:p text:style-name="P24"/>
          </table:table-cell>
          <table:table-cell table:style-name="Tabla2.A2" table:number-columns-spanned="2" office:value-type="string">
            <text:p text:style-name="P25"><text:span text:style-name="T3">F. </text:span><text:span text:style-name="T2">efectiva</text:span><text:span text:style-name="T3"> entrega</text:span></text:p>
          </table:table-cell>
          <table:covered-table-cell/>
          <table:table-cell table:style-name="Tabla2.H3" office:value-type="string">
            <text:p text:style-name="P24"/>
          </table:table-cell>
        </table:table-row>
        <table:table-row table:style-name="Tabla2.5">
          <table:table-cell table:style-name="Tabla2.A4" office:value-type="string">
            <text:p text:style-name="P6">Diagnóstico cliente</text:p>
          </table:table-cell>
          <table:table-cell table:style-name="Tabla2.B5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4" office:value-type="string">
            <text:p text:style-name="P6">Descripción cliente</text:p>
          </table:table-cell>
          <table:table-cell table:style-name="Tabla2.B6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4" office:value-type="string">
            <text:p text:style-name="P6">Informe técnico</text:p>
          </table:table-cell>
          <table:table-cell table:style-name="Tabla2.B7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4" office:value-type="string">
            <text:p text:style-name="P9">Presupuesto</text:p>
          </table:table-cell>
          <table:table-cell table:style-name="Tabla2.B8" table:number-columns-spanned="2" office:value-type="string">
            <text:p text:style-name="P13"/>
          </table:table-cell>
          <table:covered-table-cell/>
          <table:table-cell table:style-name="Tabla2.A4" office:value-type="string">
            <text:p text:style-name="P10">Seña</text:p>
          </table:table-cell>
          <table:table-cell table:style-name="Tabla2.E8" office:value-type="string">
            <text:p text:style-name="P13"/>
          </table:table-cell>
          <table:table-cell table:style-name="Tabla2.A2" table:number-columns-spanned="2" office:value-type="string">
            <text:p text:style-name="P10">Saldo a Pagar</text:p>
          </table:table-cell>
          <table:covered-table-cell/>
          <table:table-cell table:style-name="Tabla2.H8" office:value-type="string">
            <text:p text:style-name="P13"/>
          </table:table-cell>
        </table:table-row>
      </table:table>
      <text:p text:style-name="P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>A los fines legales y aduaneros, me declaro responsable de la tenencia de la mercadería que encargo para su reparación, deslindando a esta empresa de cualquier responsabilidad por dicha tenencia u origen.</text:p>
            <text:p text:style-name="P27">Transcurridos los 90 días desde la fecha de presupuesto o reparación se entiende que se ha producido abandono en los términos de Art. 2525 del código civil y en consecuencia se faculta a este servicio técnico a disponer libremente de los mismos (Art. 873 del C.C).</text:p>
            <text:p text:style-name="P27">En caso de extravió <text:s/>del siguiente comprobante, el <text:s/>cliente deberá acreditar su propiedad únicamente con el DNI.</text:p>
            <text:p text:style-name="P27">El valor de las reparaciones presupuestadas, o <text:s/>aceptadas se reajustara pasados los 15 días.</text:p>
            <text:p text:style-name="P27">En caso de no ser aceptado el presupuesto, o trabajar en el equipo y no tener reparación se cobrara la suma de $250 por la revisión de su equipo y mano de obra empleada. Demoras de revisión y presupuesto en taller de 35 Días</text:p>
            <text:p text:style-name="P27">El valor máximo de las reparaciones, es de $1600, de todos los equipos, con excepción de las All in One.</text:p>
            <text:p text:style-name="P27">Las All in One tienen un costo de reparación máximo sin presupuestar de $1400.</text:p>
            <text:p text:style-name="P27">Toda falla en otro componente que aparezca luego de una reparación, correrá por cuenta del cliente sin excepción.</text:p>
            <text:p text:style-name="P27">L<text:span text:style-name="T6">a empresa se reserva al <text:s/>derecho <text:s/>de admisión, la empresa no <text:s/>se hace responsable por archivos perdidos. </text:span></text:p>
            <text:p text:style-name="P26">Todas las reparaciones tienen 30 días de garantía sin excepción. Los equipos nuevos tienen 90 días de garantía; las garantías no cubre por virus, por recalentamiento, caídas, golpes, rayones, roturas, mal uso del equipo o alta tensión – (LAS GARANTIAS solo cubre por desperfectos de fabricación, sin ningún tipo de excepción).las garantías que se hagan efectivas tendrán una demora de 40 a 60 días dependiendo <text:s/>del desperfecto y disponibilidad de repuestos.</text:p>
            <text:p text:style-name="P26">Pasados los 15 días avisado al cliente de su reparación, y el equipo no se allá retirado tendrá una multa de $50.</text:p>
            <text:p text:style-name="P26">Toda falla que contenga el equipo a reparar, que no <text:s/>corresponda a lo <text:s/>declarado por el cliente en la recepción, la empresa no <text:s/>se hace responsable de las misma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</meta:initial-creator>
    <meta:creation-date>2016-11-21T18:05:13.470080196</meta:creation-date>
    <dc:date>2016-12-12T17:11:10.216448710</dc:date>
    <dc:creator>Manuel </dc:creator>
    <meta:editing-duration>PT3H54M37S</meta:editing-duration>
    <meta:editing-cycles>28</meta:editing-cycles>
    <meta:generator>LibreOffice/4.2.8.2$Linux_X86_64 LibreOffice_project/420m0$Build-2</meta:generator>
    <meta:document-statistic meta:table-count="4" meta:image-count="0" meta:object-count="0" meta:page-count="1" meta:paragraph-count="44" meta:word-count="406" meta:character-count="2407" meta:non-whitespace-character-count="2030"/>
  </office:meta>
</office:document-meta>
</file>